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fo:padding-top="0cm" fo:padding-bottom="0cm" fo:padding-left="0cm" fo:padding-right="0cm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text">
      <style:graphic-properties draw:auto-grow-width="false" fo:min-height="0.28cm"/>
    </style:style>
    <style:style style:name="gr5" style:family="graphic" style:parent-style-name="text">
      <style:graphic-properties draw:auto-grow-width="true" fo:min-height="0.25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text">
      <style:graphic-properties fo:min-height="0.28cm"/>
    </style:style>
    <style:style style:name="gr8" style:family="graphic" style:parent-style-name="text">
      <style:graphic-properties draw:auto-grow-width="false" fo:min-height="0.399cm"/>
    </style:style>
    <style:style style:name="gr9" style:family="graphic" style:parent-style-name="text">
      <style:graphic-properties draw:auto-grow-width="false" fo:min-height="0.47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bottom" fo:min-height="3.561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0.442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4.852cm" fo:padding-top="0cm" fo:padding-bottom="0cm" fo:padding-left="0cm" fo:padding-right="0cm"/>
    </style:style>
    <style:style style:name="gr14" style:family="graphic" style:parent-style-name="standard">
      <style:graphic-properties draw:textarea-horizontal-align="justify" draw:textarea-vertical-align="middle" draw:auto-grow-height="false" fo:min-height="81.85cm" fo:min-width="105.9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5.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257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4.7cm">
          <text:p/>
        </draw:line>
        <draw:rect draw:style-name="gr2" draw:text-style-name="P1" draw:layer="layout" svg:width="107.4cm" svg:height="83.1cm" svg:x="2cm" svg:y="0.5cm">
          <text:p/>
        </draw:rect>
        <draw:rect draw:style-name="gr3" draw:text-style-name="P1" draw:layer="layout" svg:width="9cm" svg:height="83.1cm" svg:x="109.4cm" svg:y="0.5cm">
          <text:p/>
        </draw:rect>
        <draw:line draw:style-name="gr1" draw:text-style-name="P1" draw:layer="layout" svg:x1="109.4cm" svg:y1="68.1cm" svg:x2="118.4cm" svg:y2="68.1cm">
          <text:p/>
        </draw:line>
        <draw:line draw:style-name="gr1" draw:text-style-name="P1" draw:layer="layout" svg:x1="109.4cm" svg:y1="79.8cm" svg:x2="118.4cm" svg:y2="79.8cm">
          <text:p/>
        </draw:line>
        <draw:line draw:style-name="gr1" draw:text-style-name="P1" draw:layer="layout" svg:x1="109.4cm" svg:y1="82.1cm" svg:x2="118.4cm" svg:y2="82.1cm">
          <text:p/>
        </draw:line>
        <draw:line draw:style-name="gr1" draw:text-style-name="P1" draw:layer="layout" svg:x1="109.4cm" svg:y1="79.1cm" svg:x2="118.4cm" svg:y2="79.1cm">
          <text:p/>
        </draw:line>
        <draw:frame draw:style-name="gr4" draw:text-style-name="P2" draw:layer="layout" svg:width="1.7cm" svg:height="0.28cm" svg:x="109.6cm" svg:y="79.3cm">
          <draw:text-box>
            <text:p><text:span text:style-name="T1">Scale:</text:span></text:p>
          </draw:text-box>
        </draw:frame>
        <draw:line draw:style-name="gr1" draw:text-style-name="P1" draw:layer="layout" svg:x1="113.95cm" svg:y1="79.1cm" svg:x2="113.95cm" svg:y2="79.8cm">
          <text:p/>
        </draw:line>
        <draw:frame draw:style-name="gr5" draw:layer="layout" svg:width="0.586cm" svg:height="0.28cm" svg:x="114.1cm" svg:y="79.3cm">
          <draw:text-box>
            <text:p><text:span text:style-name="T1">Date:</text:span></text:p>
          </draw:text-box>
        </draw:frame>
        <draw:line draw:style-name="gr1" draw:text-style-name="P1" draw:layer="layout" svg:x1="109.4cm" svg:y1="77.1cm" svg:x2="118.4cm" svg:y2="77.1cm">
          <text:p/>
        </draw:line>
        <draw:line draw:style-name="gr1" draw:text-style-name="P1" draw:layer="layout" svg:x1="111.4cm" svg:y1="77.1cm" svg:x2="111.4cm" svg:y2="79.1cm">
          <text:p/>
        </draw:line>
        <draw:rect draw:style-name="gr6" draw:text-style-name="P1" draw:layer="layout" svg:width="8.6cm" svg:height="8.6cm" svg:x="109.6cm" svg:y="68.3cm">
          <text:p/>
        </draw:rect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83.6cm" svg:x2="21cm" svg:y2="84.1cm">
          <text:p/>
        </draw:line>
        <draw:line draw:style-name="gr1" draw:text-style-name="P1" draw:layer="layout" svg:x1="99.9cm" svg:y1="0cm" svg:x2="99.9cm" svg:y2="0.5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80.9cm" svg:y1="83.6cm" svg:x2="80.9cm" svg:y2="84.1cm">
          <text:p/>
        </draw:line>
        <draw:line draw:style-name="gr1" draw:text-style-name="P1" draw:layer="layout" svg:x1="80.9cm" svg:y1="0cm" svg:x2="80.9cm" svg:y2="0.5cm">
          <text:p/>
        </draw:line>
        <draw:line draw:style-name="gr1" draw:text-style-name="P1" draw:layer="layout" svg:x1="61.9cm" svg:y1="0cm" svg:x2="61.9cm" svg:y2="0.5cm">
          <text:p/>
        </draw:line>
        <draw:line draw:style-name="gr1" draw:text-style-name="P1" draw:layer="layout" svg:x1="61.9cm" svg:y1="83.6cm" svg:x2="61.9cm" svg:y2="84.1cm">
          <text:p/>
        </draw:line>
        <draw:line draw:style-name="gr1" draw:text-style-name="P1" draw:layer="layout" svg:x1="42.9cm" svg:y1="83.6cm" svg:x2="42.9cm" svg:y2="84.1cm">
          <text:p/>
        </draw:line>
        <draw:line draw:style-name="gr1" draw:text-style-name="P1" draw:layer="layout" svg:x1="42.9cm" svg:y1="0cm" svg:x2="42.9cm" svg:y2="0.5cm">
          <text:p/>
        </draw:line>
        <draw:line draw:style-name="gr1" draw:text-style-name="P1" draw:layer="layout" svg:x1="118.4cm" svg:y1="54.4cm" svg:x2="118.9cm" svg:y2="54.4cm">
          <text:p/>
        </draw:line>
        <draw:line draw:style-name="gr1" draw:text-style-name="P1" draw:layer="layout" svg:x1="118.4cm" svg:y1="24.7cm" svg:x2="118.9cm" svg:y2="24.7cm">
          <text:p/>
        </draw:line>
        <draw:line draw:style-name="gr1" draw:text-style-name="P1" draw:layer="layout" svg:x1="0cm" svg:y1="54.4cm" svg:x2="2cm" svg:y2="54.4cm">
          <text:p/>
        </draw:line>
        <draw:line draw:style-name="gr1" draw:text-style-name="P1" draw:layer="layout" svg:x1="0cm" svg:y1="24.7cm" svg:x2="2cm" svg:y2="24.7cm">
          <text:p/>
        </draw:line>
        <draw:frame draw:name="scale" draw:style-name="gr7" draw:layer="printed_elements" svg:width="2.947cm" svg:height="0.28cm" svg:x="111cm" svg:y="79.3cm">
          <draw:text-box>
            <text:p><text:span text:style-name="T1">scale</text:span></text:p>
          </draw:text-box>
        </draw:frame>
        <draw:frame draw:name="date" draw:style-name="gr7" draw:layer="printed_elements" svg:width="3.25cm" svg:height="0.28cm" svg:x="115.3cm" svg:y="79.3cm">
          <draw:text-box>
            <text:p><text:span text:style-name="T1">date</text:span></text:p>
          </draw:text-box>
        </draw:frame>
        <draw:frame draw:name="comment1" draw:style-name="gr8" draw:layer="printed_elements" svg:width="9.099cm" svg:height="0.399cm" svg:x="109.6cm" svg:y="80.664cm">
          <draw:text-box>
            <text:p><text:span text:style-name="T2">comment1</text:span></text:p>
          </draw:text-box>
        </draw:frame>
        <draw:frame draw:name="title" draw:style-name="gr9" draw:layer="printed_elements" svg:width="9cm" svg:height="0.479cm" svg:x="109.6cm" svg:y="80.073cm">
          <draw:text-box>
            <text:p><text:span text:style-name="T3">title</text:span></text:p>
          </draw:text-box>
        </draw:frame>
        <draw:frame draw:name="comment2" draw:style-name="gr8" draw:layer="printed_elements" svg:width="8.7cm" svg:height="0.399cm" svg:x="109.6cm" svg:y="81.388cm">
          <draw:text-box>
            <text:p><text:span text:style-name="T2">comment2</text:span></text:p>
          </draw:text-box>
        </draw:frame>
        <draw:custom-shape draw:name="northarrow" draw:style-name="gr10" draw:text-style-name="P1" draw:layer="printed_elements" svg:width="1.6cm" svg:height="1.6cm" svg:x="109.6cm" svg:y="7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erview" draw:style-name="gr10" draw:text-style-name="P1" draw:layer="printed_elements" svg:width="8.5cm" svg:height="8.5cm" svg:x="109.65cm" svg:y="68.35cm">
          <text:p/>
          <draw:enhanced-geometry svg:viewBox="0 0 21600 21600" draw:type="rectangle" draw:enhanced-path="M 0 0 L 21600 0 21600 21600 0 21600 0 0 Z N"/>
        </draw:custom-shape>
        <draw:frame draw:name="extent_ll_x" draw:style-name="gr11" draw:text-style-name="P3" draw:layer="printed_elements" svg:width="0.404cm" svg:height="3.561cm" svg:x="2.089cm" svg:y="79.539cm">
          <draw:text-box>
            <text:p><text:span text:style-name="T4">extent_ll_x</text:span></text:p>
          </draw:text-box>
        </draw:frame>
        <draw:frame draw:name="extent_ll_y" draw:style-name="gr12" draw:text-style-name="P3" draw:layer="printed_elements" svg:width="2.948cm" svg:height="0.442cm" svg:x="2.509cm" svg:y="83.1cm">
          <draw:text-box>
            <text:p><text:span text:style-name="T4">extent_ll_y</text:span></text:p>
          </draw:text-box>
        </draw:frame>
        <draw:frame draw:name="extent_ur_x" draw:style-name="gr13" draw:text-style-name="P4" draw:layer="printed_elements" svg:width="0.4cm" svg:height="4.852cm" svg:x="108.957cm" svg:y="1cm">
          <draw:text-box>
            <text:p><text:span text:style-name="T4">extent</text:span><text:span text:style-name="T5">_ur_x</text:span></text:p>
          </draw:text-box>
        </draw:frame>
        <draw:custom-shape draw:name="map" draw:style-name="gr14" draw:text-style-name="P1" draw:layer="printed_elements" svg:width="106.4cm" svg:height="82.1cm" svg:x="2.499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calebar" draw:style-name="gr15" draw:text-style-name="P1" draw:layer="printed_elements" svg:width="6cm" svg:height="0.5cm" svg:x="102.3cm" svg:y="82.2cm">
          <text:p/>
          <draw:enhanced-geometry svg:viewBox="0 0 21600 21600" draw:type="rectangle" draw:enhanced-path="M 0 0 L 21600 0 21600 21600 0 21600 0 0 Z N"/>
        </draw:custom-shape>
        <draw:frame draw:name="extent_ur_y" draw:style-name="gr16" draw:text-style-name="P3" draw:layer="printed_elements" svg:width="2.394cm" svg:height="0.357cm" svg:x="106.917cm" svg:y="0.561cm">
          <draw:text-box>
            <text:p><text:span text:style-name="T4">extent_ur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7T12:11:30.51</meta:creation-date>
    <dc:date>2016-01-27T11:37:51.778178335</dc:date>
    <meta:editing-duration>PT1H1M49S</meta:editing-duration>
    <meta:editing-cycles>35</meta:editing-cycles>
    <meta:generator>LibreOffice/4.2.8.2$Linux_X86_64 LibreOffice_project/420m0$Build-2</meta:generator>
    <dc:creator>Charlotte Toma</dc:creator>
    <meta:document-statistic meta:object-count="41"/>
  </office:meta>
</office:document-meta>
</file>